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hadow="none"/>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center" style:justify-single-word="false"/>
      <style:text-properties fo:font-size="8pt" officeooo:rsid="0014abe4" officeooo:paragraph-rsid="001885fb" style:font-size-asian="8pt" style:font-size-complex="8pt"/>
    </style:style>
    <style:style style:name="P10" style:family="paragraph" style:parent-style-name="Standard">
      <style:text-properties fo:font-size="8pt" officeooo:rsid="0014abe4" officeooo:paragraph-rsid="0028435f" style:font-size-asian="8pt" style:font-size-complex="8pt"/>
    </style:style>
    <style:style style:name="P11" style:family="paragraph" style:parent-style-name="Standard">
      <style:text-properties fo:font-size="8pt" officeooo:rsid="0014abe4" officeooo:paragraph-rsid="006eb790" style:font-size-asian="8pt" style:font-size-complex="8pt"/>
    </style:style>
    <style:style style:name="P12"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3"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4"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5"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6"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7"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8"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9"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20"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21"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22"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3"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4"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5"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6"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7"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8"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9"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30"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3"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4" style:family="paragraph" style:parent-style-name="Standard">
      <style:text-properties officeooo:paragraph-rsid="00225d83"/>
    </style:style>
    <style:style style:name="P35" style:family="paragraph" style:parent-style-name="Standard">
      <style:text-properties officeooo:rsid="0028435f" officeooo:paragraph-rsid="0028435f"/>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text-properties fo:font-size="10pt" style:font-size-asian="10pt" style:font-size-complex="10pt"/>
    </style:style>
    <style:style style:name="P78"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color="#000000"/>
    </style:style>
    <style:style style:name="T4" style:family="text">
      <style:text-properties fo:color="#000000" style:font-name="Liberation Serif"/>
    </style:style>
    <style:style style:name="T5" style:family="text">
      <style:text-properties fo:color="#000000" style:font-name="Liberation Serif" fo:font-size="7pt" style:font-size-asian="7pt" style:font-size-complex="7pt"/>
    </style:style>
    <style:style style:name="T6" style:family="text">
      <style:text-properties officeooo:rsid="0017322b"/>
    </style:style>
    <style:style style:name="T7" style:family="text">
      <style:text-properties officeooo:rsid="00173801"/>
    </style:style>
    <style:style style:name="T8" style:family="text">
      <style:text-properties fo:font-size="10pt" style:font-size-asian="8.75pt" style:font-size-complex="10pt"/>
    </style:style>
    <style:style style:name="T9" style:family="text">
      <style:text-properties fo:font-size="10pt" officeooo:rsid="00199c55" style:font-size-asian="8.75pt" style:font-size-complex="10pt"/>
    </style:style>
    <style:style style:name="T10" style:family="text">
      <style:text-properties fo:font-size="10pt" officeooo:rsid="001eefb8" style:font-size-asian="8.75pt" style:font-size-complex="10pt"/>
    </style:style>
    <style:style style:name="T11" style:family="text">
      <style:text-properties officeooo:rsid="001b888c"/>
    </style:style>
    <style:style style:name="T12" style:family="text">
      <style:text-properties style:text-position="super 58%"/>
    </style:style>
    <style:style style:name="T13" style:family="text">
      <style:text-properties style:text-position="super 58%" fo:font-size="10pt" officeooo:rsid="001eefb8" style:font-size-asian="8.75pt" style:font-size-complex="10pt"/>
    </style:style>
    <style:style style:name="T14" style:family="text">
      <style:text-properties style:text-position="super 58%" officeooo:rsid="003de9cb"/>
    </style:style>
    <style:style style:name="T15" style:family="text">
      <style:text-properties style:text-position="super 58%" officeooo:rsid="0071a7c3"/>
    </style:style>
    <style:style style:name="T16" style:family="text">
      <style:text-properties style:text-position="super 58%" officeooo:rsid="007565ea"/>
    </style:style>
    <style:style style:name="T17" style:family="text">
      <style:text-properties style:text-position="0% 100%"/>
    </style:style>
    <style:style style:name="T18" style:family="text">
      <style:text-properties officeooo:rsid="0028435f"/>
    </style:style>
    <style:style style:name="T19" style:family="text">
      <style:text-properties fo:color="#ff3300"/>
    </style:style>
    <style:style style:name="T20" style:family="text">
      <style:text-properties fo:color="#461900"/>
    </style:style>
    <style:style style:name="T21" style:family="text">
      <style:text-properties officeooo:rsid="00363b14"/>
    </style:style>
    <style:style style:name="T22" style:family="text">
      <style:text-properties fo:color="#009900"/>
    </style:style>
    <style:style style:name="T23" style:family="text">
      <style:text-properties fo:color="#009900" officeooo:rsid="003a591a"/>
    </style:style>
    <style:style style:name="T24" style:family="text">
      <style:text-properties officeooo:rsid="003de9cb"/>
    </style:style>
    <style:style style:name="T25" style:family="text">
      <style:text-properties style:text-underline-style="solid" style:text-underline-width="auto" style:text-underline-color="font-color"/>
    </style:style>
    <style:style style:name="T26" style:family="text">
      <style:text-properties officeooo:rsid="0042ae3b"/>
    </style:style>
    <style:style style:name="T27" style:family="text">
      <style:text-properties officeooo:rsid="00458fd3"/>
    </style:style>
    <style:style style:name="T28" style:family="text">
      <style:text-properties officeooo:rsid="0045ae1c"/>
    </style:style>
    <style:style style:name="T29" style:family="text">
      <style:text-properties officeooo:rsid="0047aa4b"/>
    </style:style>
    <style:style style:name="T30" style:family="text">
      <style:text-properties officeooo:rsid="004b2c49"/>
    </style:style>
    <style:style style:name="T31" style:family="text">
      <style:text-properties officeooo:rsid="0062022a"/>
    </style:style>
    <style:style style:name="T32" style:family="text">
      <style:text-properties officeooo:rsid="006e6d6b"/>
    </style:style>
    <style:style style:name="T33" style:family="text">
      <style:text-properties officeooo:rsid="006fee6e"/>
    </style:style>
    <style:style style:name="T34" style:family="text">
      <style:text-properties officeooo:rsid="0071a7c3"/>
    </style:style>
    <style:style style:name="T35" style:family="text">
      <style:text-properties officeooo:rsid="007565ea"/>
    </style:style>
    <style:style style:name="T36" style:family="text">
      <style:text-properties officeooo:rsid="00833ffd"/>
    </style:style>
    <style:style style:name="T37" style:family="text">
      <style:text-properties officeooo:rsid="0084c12d"/>
    </style:style>
    <style:style style:name="T38" style:family="text">
      <style:text-properties officeooo:rsid="00867ce8"/>
    </style:style>
    <style:style style:name="T39" style:family="text">
      <style:text-properties officeooo:rsid="008802fe"/>
    </style:style>
    <style:style style:name="T40" style:family="text">
      <style:text-properties officeooo:rsid="0088d661"/>
    </style:style>
    <style:style style:name="T41" style:family="text">
      <style:text-properties officeooo:rsid="0089edba"/>
    </style:style>
    <style:style style:name="T42" style:family="text">
      <style:text-properties officeooo:rsid="008b7f04"/>
    </style:style>
    <style:style style:name="T43" style:family="text">
      <style:text-properties officeooo:rsid="008c6843"/>
    </style:style>
    <style:style style:name="T44" style:family="text">
      <style:text-properties officeooo:rsid="0091c482"/>
    </style:style>
    <style:style style:name="T45" style:family="text">
      <style:text-properties officeooo:rsid="0091eee4"/>
    </style:style>
    <style:style style:name="T46" style:family="text">
      <style:text-properties officeooo:rsid="0094f258"/>
    </style:style>
    <style:style style:name="T47" style:family="text">
      <style:text-properties officeooo:rsid="00957d5d"/>
    </style:style>
    <style:style style:name="T48" style:family="text">
      <style:text-properties officeooo:rsid="009c9372"/>
    </style:style>
    <style:style style:name="T49"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78" svg:width="2.365in" svg:height="0.7752in" svg:x="-0.239in" svg:y="-0.5583in"><draw:text-box><text:p text:style-name="P77"><text:span text:style-name="T49">Student ID: xxxxxxx</text:span></text:p><text:p text:style-name="P77"><text:span text:style-name="T49">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5">['JJ', 'JJR', 'JJS', 'NN', 'NNS', 'NNP', 'NNPS', 'VB', 'VBD', 'VBG', 'VBN', 'VBP', 'VBZ', 'WRB']</text:span></text:p>
      <text:p text:style-name="P6"><text:span text:style-name="T5"><text:tab/><text:tab/> <text:s/></text:span><text:span text:style-name="T4">(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6">Number of words considered for similarity (word frequency &gt; 100) : </text:span></text:p>
      <text:p text:style-name="P7"><text:span text:style-name="T6"><text:tab/> <text:s text:c="3"/><text:tab/>- 8486</text:span></text:p>
      <text:p text:style-name="P7"><text:tab/><text:tab/>- <text:span text:style-name="T7">Note: Because various thresholds drain some words of all features. This number becomes around 7900.</text:span></text:p>
      <text:p text:style-name="P7"><text:tab/><text:span text:style-name="T6">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9"><text:span text:style-name="T7">8486</text:span></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9"><text:span text:style-name="T7">8486</text:span></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9">2</text:span><text:span text:style-name="T8">. </text:span><text:span text:style-name="T10">2</text:span><text:span text:style-name="T13">nd</text:span><text:span text:style-name="T10"> order similarity</text:span><text:span text:style-name="T8">:</text:span></text:p>
      <text:p text:style-name="P8"><text:span text:style-name="T8"/></text:p>
      <text:p text:style-name="P17">20 most similar words, ordered by similarity in descending order:</text:p>
      <text:p text:style-name="P17"/>
      <text:p text:style-name="P22">(Details in Appendix A)</text:p>
      <text:p text:style-name="P22"/>
      <text:p text:style-name="P22"><text:span text:style-name="T25">Conclusion summary:</text:span> </text:p>
      <text:p text:style-name="P23">I marked in red words are that are unrelated, or too general and might apply to anything <text:span text:style-name="T26">(the latter should have been reduced in weight by the pmi method)</text:span>. <text:s/>The result was very clear: the “sentence” method performed the worst, “window” was better. </text:p>
      <text:p text:style-name="P23">But the <text:span text:style-name="T26">winner</text:span> by far was using the “tree” method. <text:span text:style-name="T26">Which performed </text:span><text:span text:style-name="T2">amazingly</text:span><text:span text:style-name="T26">.</text:span> </text:p>
      <text:p text:style-name="P22"/>
      <text:p text:style-name="P24">In appendix A, you will find those results manually <text:span text:style-name="T31">annotated</text:span> for the first 5 words (car, bus, hospital, hotel, gun) and for ‘table’.</text:p>
      <text:p text:style-name="P24">The first 5 was to show my conclusion: (sentence&lt;window&lt;tree). ‘table’ because it had very bad results.</text:p>
      <text:p text:style-name="P24"/>
      <text:p text:style-name="P24">My conclusion was that table can be interpreted in various ways: (a) furniture (b) table of contents (c) diagram of <text:span text:style-name="T30">rows and columns</text:span>.</text:p>
      <text:p text:style-name="P25">It confused the less sophisticated algorithms: “sentence”, and “window”, <text:span text:style-name="T27">and made them focus on the more general words instead, those that might appear near anything</text:span>. But “tree” <text:span text:style-name="T28">on the other hand,</text:span> <text:span text:style-name="T29">was able to see through the noise, and </text:span>focused on the most common meaning in wikipedia: a diagram or a table of contents.</text:p>
      <text:p text:style-name="P24"/>
      <text:p text:style-name="P36">3. 1<text:span text:style-name="T12">st</text:span> order similarity:</text:p>
      <text:p text:style-name="P11"><text:span text:style-name="T8"/></text:p>
      <text:p text:style-name="P20">20 <text:span text:style-name="T18">top</text:span> <text:span text:style-name="T18">features per word</text:span>, ordered by <text:span text:style-name="T18">pmi</text:span> in descending order:</text:p>
      <text:p text:style-name="P20"/>
      <text:p text:style-name="P26">(Details in Appendix B)</text:p>
      <text:p text:style-name="P26"/>
      <text:p text:style-name="P33">Conclusions summary:</text:p>
      <text:p text:style-name="P26"/>
      <text:p text:style-name="P27">I have to admit results here are much more confusing. </text:p>
      <text:p text:style-name="P27"><text:span text:style-name="T33">First, what held true for appendix A, does not seem to apply here. “sentence” method, does not produce more unrelated words then “window”. Or “tree”.</text:span></text:p>
      <text:p text:style-name="P28">Secondly, we have some very odd words getting into the top features. For example: hospital features include (window) : middlesex, andrea, hopkins, alexanda. “tree” includes: sailor, vincent, anthony.</text:p>
      <text:p text:style-name="P28"/>
      <text:p text:style-name="P29">The first oddity can be explained easily. <text:span text:style-name="T34">In answer .2. we saw that 2</text:span><text:span text:style-name="T15">nd</text:span><text:span text:style-name="T34"> order similarity produced much more “unrelated” feature words for sentence then for “window”. That is because 2</text:span><text:span text:style-name="T15">nd</text:span><text:span text:style-name="T34"> order similarity works on transitivity. While 1</text:span><text:span text:style-name="T15">st</text:span><text:span text:style-name="T34"> order is not. </text:span></text:p>
      <text:p text:style-name="P29"><text:span text:style-name="T34">For example: (1</text:span><text:span text:style-name="T15">st</text:span><text:span text:style-name="T34">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5">nd</text:span><text:span text:style-name="T34"> order.</text:span></text:p>
      <text:p text:style-name="P29"/>
      <text:p text:style-name="P30">The second oddity is more confusing and I have no good answer. <text:span text:style-name="T35">Let’s continue with hospital, on 2</text:span><text:span text:style-name="T16">nd</text:span><text:span text:style-name="T35"> order “sentence”, we got horrible results. I assume that is because of the transitivity issue discussed earlier. For “window” and “tree” the results were better (2</text:span><text:span text:style-name="T16">nd</text:span><text:span text:style-name="T35"> order). I assume the good words (in 1</text:span><text:span text:style-name="T16">st</text:span><text:span text:style-name="T35"> order) were enough to make up for the noise (odd words in 1</text:span><text:span text:style-name="T16">st</text:span><text:span text:style-name="T35"> order). But I have no good answer how such odd words got into the “top features” in the first place.</text:span></text:p>
      <text:p text:style-name="P26"/>
      <text:p text:style-name="P26"/>
      <text:p text:style-name="P37"><text:span text:style-name="T36">4</text:span>. <text:span text:style-name="T36">TODO</text:span>:</text:p>
      <text:p text:style-name="P26"/>
      <text:p text:style-name="P26"/>
      <text:p text:style-name="P26"/>
      <text:p text:style-name="P26"/>
      <text:p text:style-name="P26"/>
      <text:p text:style-name="P26"/>
      <text:p text:style-name="P37"><text:soft-page-break/><text:span text:style-name="T36">5</text:span>. <text:span text:style-name="T37">Implementation details</text:span>:</text:p>
      <text:p text:style-name="P31"><text:tab/>a. <text:span text:style-name="T38">PMI estimations</text:span></text:p>
      <text:p text:style-name="P31"><text:tab/><text:tab/>- <text:span text:style-name="T38">Input is a sparse matrix of target words (rows), and feature words (columns).</text:span></text:p>
      <text:p text:style-name="P32"><text:tab/><text:tab/>- <text:span text:style-name="T38">Sparse matrix is implemented as dictionary of dictionaries.</text:span></text:p>
      <text:p text:style-name="P31"><text:tab/><text:tab/>- <text:span text:style-name="T43">Matrix is processed so that Matrix(u,v) = Matrix(v,u): We add the columns as rows to gain this symetry.</text:span></text:p>
      <text:p text:style-name="P31"><text:tab/><text:tab/>- <text:s/><text:span text:style-name="T39">For each word u in rows of the matrix. Calculate sum of values in columns with word u.</text:span></text:p>
      <text:p text:style-name="P31"><text:tab/><text:tab/> <text:s text:c="2"/><text:span text:style-name="T40">O(2*n*k), n = number of target words. k=number of features per word.</text:span></text:p>
      <text:p text:style-name="P31"><text:tab/><text:tab/>- <text:span text:style-name="T41">For each u in row words:</text:span></text:p>
      <text:p text:style-name="P31"><text:tab/><text:tab/><text:tab/><text:span text:style-name="T42">p(u) = sum_freq_u / total_frequencies</text:span></text:p>
      <text:p text:style-name="P31"><text:tab/><text:tab/> <text:s text:c="5"/><text:span text:style-name="T41">For each v in columns words:</text:span></text:p>
      <text:p text:style-name="P31"><text:tab/><text:tab/><text:tab/><text:span text:style-name="T41">p(v) = sum_freq_v / total_frequencies</text:span></text:p>
      <text:p text:style-name="P31"><text:tab/><text:tab/><text:tab/><text:span text:style-name="T44">p(u,v) = freq_u_v / total_frequencies</text:span></text:p>
      <text:p text:style-name="P31"><text:tab/><text:tab/><text:tab/><text:span text:style-name="T44">pmi(u,v) = log (p(u,v) / (p(u)*p(v))) = log p(u,v) – log p(u) – log p(v)</text:span></text:p>
      <text:p text:style-name="P31"><text:tab/><text:tab/> <text:s/><text:span text:style-name="T48">O(2*n*k)</text:span></text:p>
      <text:p text:style-name="P31"><text:tab/><text:tab/>- <text:span text:style-name="T45">Filter out negative pmis. Instead of setting them to zero.</text:span></text:p>
      <text:p text:style-name="P31"><text:tab/><text:tab/> <text:s text:c="2"/><text:span text:style-name="T45">(The reason is that pmi(u,v)=0 will cause log(0) = -infinity when calculating cosine distance. It is better to filter them out as a</text:span></text:p>
      <text:p text:style-name="P31"><text:tab/><text:tab/> <text:s text:c="2"/><text:span text:style-name="T46">a method of ignoring them, and it saves computational time as well).</text:span></text:p>
      <text:p text:style-name="P31"><text:tab/><text:tab/> <text:s text:c="2"/><text:span text:style-name="T48">O(2*n*k)</text:span></text:p>
      <text:p text:style-name="P31"><text:tab/><text:span text:style-name="T47">b. The efficient method of calculating cosine distance:</text:span></text:p>
      <text:p text:style-name="P31"><text:tab/><text:tab/>- </text:p>
      <text:p text:style-name="P26"/>
      <text:p text:style-name="P26"/>
      <text:p text:style-name="P24"/>
      <text:p text:style-name="P5">Appendix A: <text:span text:style-name="T24">2</text:span><text:span text:style-name="T14">nd</text:span><text:span text:style-name="T24"> order similarity</text:span></text:p>
      <text:p text:style-name="P17"/>
      <text:p text:style-name="P19">20 most similar words, ordered by similarity in descending order:</text:p>
      <text:p text:style-name="P17"/>
      <text:p text:style-name="P21">(marked in red are words that their association with the target word is not obvious. Meaning you might find a connection if you try hard enough, but it is not <text:span text:style-name="T21">an obvious connected. Another option is that the word marked in red is too general, and might apply to many different words. The PMI should have reduced those words weight</text:span>).</text:p>
      <text:p text:style-name="P21"/>
      <text:p text:style-name="P12"><text:tab/>a. <text:span text:style-name="T11">car </text:span></text:p>
      <text:p text:style-name="P12"/>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19">men</text:span>', 'train', 'aircraft', 'driver', '<text:span text:style-name="T19">put</text:span>', '<text:span text:style-name="T19">choose</text:span>', 'truck', '<text:span text:style-name="T19">pass</text:span>', '<text:span text:style-name="T19">long</text:span>', '<text:span text:style-name="T19">performance</text:span>', '<text:span text:style-name="T19">total</text:span>', '<text:span text:style-name="T19">replace</text:span>', 'track', '<text:span text:style-name="T19">board</text:span>', <text:span text:style-name="T19">'draw', </text:span><text:span text:style-name="T20">'</text:span><text:span text:style-name="T19">stop</text:span><text:span text:style-name="T20">', '</text:span><text:span text:style-name="T3">hand</text:span><text:span text:style-name="T20">', </text:span><text:span text:style-name="T19">'medium'</text:span></text:p>
          </table:table-cell>
          <table:table-cell table:style-name="Table2.A2" office:value-type="string">
            <text:p text:style-name="P44">'<text:span text:style-name="T19">one</text:span>', 'truck', 'vehicle', 'boat', 'engine', 'train', '<text:span text:style-name="T19">body</text:span>', 'aircraft', 'drive', '<text:span text:style-name="T19">fact</text:span>', '<text:span text:style-name="T19">choose</text:span>', 'race', '<text:span text:style-name="T19">player</text:span>', 'store', 'hand', '<text:span text:style-name="T19">light</text:span>', '<text:span text:style-name="T19">special</text:span>', '<text:span text:style-name="T19">addition</text:span>', '<text:span text:style-name="T19">story</text:span>', '<text:span text:style-name="T19">mission</text:span>'</text:p>
          </table:table-cell>
          <table:table-cell table:style-name="Table2.C2" office:value-type="string">
            <text:p text:style-name="P45">'vehicle', 'truck', 'boat', 'engine', 'aircraft', 'automobile', 'train', 'locomotive', 'bus', 'ship', 'model', 'product', 'driver', 'motorcycle', 'machine', 'unit', 'weapon', 'track', '<text:span text:style-name="T19">item</text:span>', 'vessel'</text:p>
          </table:table-cell>
        </table:table-row>
      </table:table>
      <text:p text:style-name="P12"/>
      <text:p text:style-name="P12"><text:span text:style-name="T11"><text:tab/>b. bus </text:span></text:p>
      <text:p text:style-name="P13"/>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19">jack</text:span>', 'metro', '<text:span text:style-name="T19">arm</text:span>', '<text:span text:style-name="T19">double</text:span>', 'vessel', '<text:span text:style-name="T19">web</text:span>', 'direction', '<text:span text:style-name="T19">citizen</text:span>', 'airport', '<text:span text:style-name="T19">bit</text:span>', 'locomotive', '<text:span text:style-name="T19">plot</text:span>', '<text:span text:style-name="T19">southeast</text:span>', 'train', 'connection'</text:p>
          </table:table-cell>
          <table:table-cell table:style-name="Table3.A2" office:value-type="string">
            <text:p text:style-name="P46">'passenger', 'rail', 'boat', 'airport', '<text:span text:style-name="T19">hotel</text:span>', '<text:span text:style-name="T19">mine</text:span>', 'truck', '<text:span text:style-name="T19">pacific</text:span>', '<text:span text:style-name="T19">achieve</text:span>', '<text:span text:style-name="T19">fly</text:span>', '<text:span text:style-name="T19">affair</text:span>', '<text:span text:style-name="T19">success</text:span>', 'transit', 'metro', 'express', 'engine', 'port', '<text:span text:style-name="T19">golden</text:span>', '<text:span text:style-name="T19">factory</text:span>', '<text:span text:style-name="T19">genus</text:span>'</text:p>
          </table:table-cell>
          <table:table-cell table:style-name="Table3.C2" office:value-type="string">
            <text:p text:style-name="P47">'rail', 'tram', 'train', 'taxi', 'ferry', 'automobile', 'car', 'vehicle', 'subway', 'transit', 'freight', 'truck', 'railway', 'locomotive', 'boat', 'traffic', 'passenger', 'commuter', 'bike', 'plane'</text:p>
          </table:table-cell>
        </table:table-row>
      </table:table>
      <text:p text:style-name="P13"/>
      <text:p text:style-name="P13"><text:span text:style-name="T11"><text:tab/>c. hospital </text:span></text:p>
      <text:p text:style-name="P13"/>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19">chinese</text:span>', '<text:span text:style-name="T19">latter</text:span>', '<text:span text:style-name="T19">learn</text:span>', '<text:span text:style-name="T19">step</text:span>', '<text:span text:style-name="T19">store</text:span>', '<text:span text:style-name="T19">stand</text:span>', 'grant', '<text:span text:style-name="T19">transfer</text:span>', '<text:span text:style-name="T19">separate</text:span>', '<text:span text:style-name="T19">successful</text:span>', '<text:span text:style-name="T19">associate</text:span>', '<text:span text:style-name="T19">entire</text:span>', 'condition', 'worker', '<text:span text:style-name="T19">big</text:span>', '<text:span text:style-name="T19">seek</text:span>', '<text:span text:style-name="T19">double</text:span>', '<text:span text:style-name="T19">manage</text:span>', '<text:span text:style-name="T19">intend</text:span>'</text:p>
          </table:table-cell>
          <table:table-cell table:style-name="Table4.A2" office:value-type="string">
            <text:p text:style-name="P49">'camp', '<text:span text:style-name="T19">effort</text:span>', 'conduct', '<text:span text:style-name="T19">attend</text:span>', '<text:span text:style-name="T19">mission</text:span>', 'medical', 'status', 'care', 'category', 'institution', '<text:span text:style-name="T19">press</text:span>', '<text:span text:style-name="T19">green</text:span>', 'health', '<text:span text:style-name="T19">store</text:span>', 'honor', 'job', '<text:span text:style-name="T19">merge</text:span>', '<text:span text:style-name="T19">entire</text:span>', 'daily', 'picture'</text:p>
          </table:table-cell>
          <table:table-cell table:style-name="Table4.C2" office:value-type="string">
            <text:p text:style-name="P49">'clinic', 'center', 'prison', 'college', '<text:span text:style-name="T19">museum</text:span>', 'school', 'library', 'facility', 'campus', 'hotel', '<text:span text:style-name="T19">airport</text:span>', '<text:span text:style-name="T19">stadium</text:span>', '<text:span text:style-name="T19">hall</text:span>', 'centre', 'institution', '<text:span text:style-name="T19">monastery</text:span>', '<text:span text:style-name="T19">park</text:span>', '<text:span text:style-name="T19">theatre</text:span>', 'office', 'camp'</text:p>
          </table:table-cell>
        </table:table-row>
      </table:table>
      <text:p text:style-name="P13"/>
      <text:p text:style-name="P13"><text:span text:style-name="T11"><text:tab/>d. hotel </text:span></text:p>
      <text:p text:style-name="P13"/>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19">fill</text:span>', 'brand', '<text:span text:style-name="T19">slow</text:span>', '<text:span text:style-name="T19">memorial</text:span>', '<text:span text:style-name="T19">dr</text:span>', '<text:span text:style-name="T19">contact</text:span>', '<text:span text:style-name="T19">double</text:span>', '<text:span text:style-name="T19">horse</text:span>', 'walk', 'palace', 'garden', 'buy', 'rich', 'occupy', '<text:span text:style-name="T19">difficult</text:span>', '<text:span text:style-name="T19">grant</text:span>'</text:p>
          </table:table-cell>
          <table:table-cell table:style-name="Table5.A2" office:value-type="string">
            <text:p text:style-name="P50">'beach', 'worker', 'garden', 'estate', '<text:span text:style-name="T19">i</text:span>', 'shop', 'reserve', 'bus', 'avenue', 'restaurant', '<text:span text:style-name="T19">sense</text:span>', '<text:span text:style-name="T19">pakistan</text:span>', '<text:span text:style-name="T19">temple</text:span>', 'sing', 'floor', 'administration', '<text:span text:style-name="T19">responsible</text:span>', '<text:span text:style-name="T19">square</text:span>', '<text:span text:style-name="T19">britain</text:span>', 'bill'</text:p>
          </table:table-cell>
          <table:table-cell table:style-name="Table5.C2" office:value-type="string">
            <text:p text:style-name="P50">'restaurant', 'shop', 'apartment', 'theater', 'house', 'building', '<text:span text:style-name="T19">mill</text:span>', 'estate', 'inn', 'pub', 'resort', 'store', 'synagogue', 'hall', 'castle', 'library', 'mosque', '<text:span text:style-name="T19">temple</text:span>', 'tower', 'theatre'</text:p>
          </table:table-cell>
        </table:table-row>
      </table:table>
      <text:p text:style-name="P13"/>
      <text:p text:style-name="P13"><text:span text:style-name="T11"><text:tab/>e. gun </text:span></text:p>
      <text:p text:style-name="P13"/>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19">fit</text:span>', 'machine', 'enemy', 'demand', 'weapon', '<text:span text:style-name="T19">bar</text:span>', '<text:span text:style-name="T19">intend</text:span>', '<text:span text:style-name="T19">initial</text:span>', 'battery', '<text:span text:style-name="T19">entire</text:span>', '<text:span text:style-name="T19">pick</text:span>', 'tank', 'wound', 'eye', 'hear', 'crew', 'shot', 'advance', '<text:span text:style-name="T19">piece</text:span>'</text:p>
          </table:table-cell>
          <table:table-cell table:style-name="Table6.A2" office:value-type="string">
            <text:p text:style-name="P51">'rifle', 'weapon', 'aircraft', 'tank', 'missile', 'battery', '<text:span text:style-name="T19">box</text:span>', 'target', 'machine', 'engine', 'artillery', 'rocket', 'bomb', 'mortar', '<text:span text:style-name="T19">whole</text:span>', 'plane', '<text:span text:style-name="T19">pull</text:span>', '<text:span text:style-name="T19">bar</text:span>', 'brigade', '<text:span text:style-name="T19">step</text:span>'</text:p>
          </table:table-cell>
          <table:table-cell table:style-name="Table6.C2" office:value-type="string">
            <text:p text:style-name="P51">'cannon', 'pistol', 'weapon', 'rifle', 'tank', 'battery', 'aircraft', 'sword', 'artillery', 'engine', '<text:span text:style-name="T19">camera</text:span>', 'bullet', 'device', 'machine', 'vessel', 'equipment', 'ship', 'boat', 'rocket', 'shot'</text:p>
          </table:table-cell>
        </table:table-row>
      </table:table>
      <text:p text:style-name="P13"><text:soft-page-break/></text:p>
      <text:p text:style-name="P13"/>
      <text:p text:style-name="P13"><text:span text:style-name="T11"><text:tab/>f. bomb</text:span></text:p>
      <text:p text:style-name="P13"/>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13"><text:span text:style-name="T11"><text:s/></text:span></text:p>
      <text:p text:style-name="P12"><text:span text:style-name="T11"><text:tab/>g. horse </text:span></text:p>
      <text:p text:style-name="P13"/>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3"/>
      <text:p text:style-name="P13"><text:span text:style-name="T11"><text:tab/>h. fox </text:span></text:p>
      <text:p text:style-name="P13"/>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3"/>
      <text:p text:style-name="P13"><text:span text:style-name="T11"><text:tab/>i. table </text:span></text:p>
      <text:p text:style-name="P13"/>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19">step</text:span>', '<text:span text:style-name="T19">piece</text:span>', '<text:span text:style-name="T19">couple</text:span>', '<text:span text:style-name="T19">simple</text:span>', '<text:span text:style-name="T19">opportunity</text:span>', '<text:span text:style-name="T22">entry</text:span>', '<text:span text:style-name="T19">hear</text:span>', 'handle', 'plot', '<text:span text:style-name="T19">horse</text:span>', '<text:span text:style-name="T19">internet</text:span>', 'concept', '<text:span text:style-name="T19">i</text:span>', '<text:span text:style-name="T19">entire</text:span>', '<text:span text:style-name="T19">latter</text:span>', '<text:span text:style-name="T19">basic</text:span>', '<text:span text:style-name="T19">response</text:span>', '<text:span text:style-name="T19">lay</text:span>', 'mass', '<text:span text:style-name="T19">anything</text:span>'</text:p>
          </table:table-cell>
          <table:table-cell table:style-name="Table10.A2" office:value-type="string">
            <text:p text:style-name="P54">'<text:span text:style-name="T19">box</text:span>', 'poor', '<text:span text:style-name="T19">easy</text:span>', '<text:span text:style-name="T19">task</text:span>', '<text:span text:style-name="T19">double</text:span>', '<text:span text:style-name="T19">ball</text:span>', '<text:span text:style-name="T19">web</text:span>', 'wood', 'exchange', 'map', 'document', 'file', 'minor', '<text:span text:style-name="T19">piece</text:span>', 'fine', 'background', 'element', 'bill', '<text:span text:style-name="T19">spot</text:span>', '<text:span text:style-name="T19">code</text:span>'</text:p>
          </table:table-cell>
          <table:table-cell table:style-name="Table10.C2" office:value-type="string">
            <text:p text:style-name="P54">'<text:span text:style-name="T22">section</text:span>', '<text:span text:style-name="T22">paragraph</text:span>', '<text:span text:style-name="T22">text</text:span>', '<text:span text:style-name="T22">diffs</text:span>', '<text:span text:style-name="T22">encyclopedia</text:span>', '<text:span text:style-name="T22">entry</text:span>', '<text:span text:style-name="T22">diagram</text:span>', '<text:span text:style-name="T22">page</text:span>', '<text:span text:style-name="T22">summary</text:span>', '<text:span text:style-name="T22">column</text:span>', '<text:span text:style-name="T22">template</text:span>', '<text:span text:style-name="T22">ranking</text:span>', '<text:span text:style-name="T22">image</text:span>', '<text:span text:style-name="T22">category</text:span>', 'map', '<text:span text:style-name="T19">module</text:span>', '<text:span text:style-name="T19">box</text:span>', 'picture', '<text:span text:style-name="T22">diff</text:span>', '<text:span text:style-name="T22">poll</text:span>'</text:p>
          </table:table-cell>
        </table:table-row>
      </table:table>
      <text:p text:style-name="P13"/>
      <text:p text:style-name="P15"><text:span text:style-name="T19">Red: Unrelated.</text:span> <text:span text:style-name="T22">Green: Table in the sense of “table of contents” </text:span><text:span text:style-name="T23">or a diagram</text:span><text:span text:style-name="T22">. Not </text:span><text:span text:style-name="T23">a</text:span><text:span text:style-name="T22"> furniture.</text:span></text:p>
      <text:p text:style-name="P13"/>
      <text:p text:style-name="P13"><text:span text:style-name="T11"><text:tab/>j. bowl </text:span></text:p>
      <text:p text:style-name="P13"/>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3"/>
      <text:p text:style-name="P13"><text:span text:style-name="T11"><text:tab/>k. guitar </text:span></text:p>
      <text:p text:style-name="P13"/>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3"/>
      <text:p text:style-name="P13"><text:span text:style-name="T11"><text:tab/>l. piano </text:span></text:p>
      <text:p text:style-name="P13"/>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ensemble', '1970s', 'saxophone', 'concerto'</text:p>
          </table:table-cell>
          <table:table-cell table:style-name="Table13.A2" office:value-type="string">
            <text:p text:style-name="P56">'violin', 'flute', 'cello', 'concerto', 'trumpet', 'viola', 'guitar', 'string', 'saxophone', 'soloist', 'bass', 'ensemble', 'sonata', 'solo', 'orchestra', 'op', 'vocal', 'percussion', 'keyboard', 'drum'</text:p>
          </table:table-cell>
          <table:table-cell table:style-name="Table13.C2" office:value-type="string">
            <text:p text:style-name="P56">'violin', 'viola', 'guitar', 'bass', 'cello', 'flute', 'keyboard', 'horn', 'saxophone', 'trumpet', 'drum', 'instrument', 'percussion', 'organ', 'dance', 'vocal', 'composition', 'music', 'choir', 'mathematics'</text:p>
          </table:table-cell>
        </table:table-row>
      </table:table>
      <text:p text:style-name="P34"/>
      <text:p text:style-name="P38">Appendix B: 1<text:span text:style-name="T12">st</text:span> order similarity</text:p>
      <text:p text:style-name="P10"><text:span text:style-name="T8"/></text:p>
      <text:p text:style-name="P18">20 <text:span text:style-name="T18">top</text:span> <text:span text:style-name="T18">features per word</text:span>, ordered by <text:span text:style-name="T18">pmi</text:span> in descending order:</text:p>
      <text:p text:style-name="P18"/>
      <text:p text:style-name="P14"><text:tab/>a. <text:span text:style-name="T11">car </text:span></text:p>
      <text:p text:style-name="P14"/>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ext:soft-page-break/>
        <table:table-row>
          <table:table-cell table:style-name="Table14.A2" office:value-type="string">
            <text:p text:style-name="P57">'touring', 'chevrolet', 'bmw', '<text:span text:style-name="T19">gt</text:span>', 'ferrari', '<text:span text:style-name="T19">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19">gt</text:span>', 'wash', 'ferrari', 'bmw', 'compartment', '<text:span text:style-name="T19">toss</text:span>', '<text:span text:style-name="T19">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19">exit</text:span> nsubj up', 'ford poss down', 'adpmod per driver adpobj up', 'adpmod of plate adpobj up', 'chase amod down', 'parking compmod up', 'adpmod by <text:span text:style-name="T19">minute</text:span> adpobj up', 'wash compmod up', '<text:span text:style-name="T19">hire</text:span> compmod down', 'adpmod with race adpobj up'</text:p>
          </table:table-cell>
        </table:table-row>
      </table:table>
      <text:p text:style-name="P14"/>
      <text:p text:style-name="P14"><text:span text:style-name="T11"><text:tab/>b. bus </text:span></text:p>
      <text:p text:style-name="P14"/>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19">underneath</text:span>'</text:p>
          </table:table-cell>
          <table:table-cell table:style-name="Table15.A2" office:value-type="string">
            <text:p text:style-name="P58">'rout', 'taxi', 'interchange', 'transit', 'subway', 'tram', 'shuttle', '<text:span text:style-name="T19">depot</text:span>', '<text:span text:style-name="T19">intel</text:span>', 'terminal', 'commuter', '<text:span text:style-name="T19">barton</text:span>', '<text:span text:style-name="T19">trevor</text:span>', 'livery', 'parking', 'fare', '<text:span text:style-name="T19">toss</text:span>', 'route', 'tramway', 'gasoline'</text:p>
          </table:table-cell>
          <table:table-cell table:style-name="Table15.C2" office:value-type="string">
            <text:p text:style-name="P58">'taxi conj up', 'route nsubj up', 'tram conj up', '<text:span text:style-name="T19">depot</text:span> poss up', 'tram conj down', 'subway conj up', 'adpmod from <text:span text:style-name="T19">competition</text:span> adpobj up', 'rout nsubj up', 'terminus compmod up', 'taxi conj down', 'automobile conj up', 'stop compmod up', '<text:span text:style-name="T19">serial</text:span> compmod down', 'interchange compmod up', 'bus conj up', 'adpmod by <text:span text:style-name="T19">provide</text:span> compmod up', 'adpmod by accessible adpobj up', 'paint nsubjpass up', 'rail conj down', 'bus conj down'</text:p>
          </table:table-cell>
        </table:table-row>
      </table:table>
      <text:p text:style-name="P14"/>
      <text:p text:style-name="P14"><text:span text:style-name="T11"><text:tab/>c. hospital </text:span></text:p>
      <text:p text:style-name="P14"/>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able:table-row>
          <table:table-cell table:style-name="Table16.A2" office:value-type="string">
            <text:p text:style-name="P58">'<text:span text:style-name="T19">here</text:span>', 'psychiatric', 'nh', 'clinic', 'acute', 'mir', 'surgical', 'healthcare', 'insane', 'mercy', 'bed', 'nursing', 'ambulance', 'nurse', 'surgery', 'addiction', '<text:span text:style-name="T19">middlesex</text:span>', 'surgeon', '<text:span text:style-name="T19">andrea</text:span>', 'sick'</text:p>
          </table:table-cell>
          <table:table-cell table:style-name="Table16.A2" office:value-type="string">
            <text:p text:style-name="P58">'psychiatric', 'clinic', 'acute', 'nh', 'insane', 'bed', 'mercy', '<text:span text:style-name="T19">middlesex</text:span>', '<text:span text:style-name="T19">ruby</text:span>', '<text:span text:style-name="T19">hopkins</text:span>', '<text:span text:style-name="T19">alexandra</text:span>', 'sick', 'mayo', 'davidson', 'overnight', 'nursing', '<text:span text:style-name="T19">andrea</text:span>', 'rush', 'teaching', 'stabilize'</text:p>
          </table:table-cell>
          <table:table-cell table:style-name="Table16.C2" office:value-type="string">
            <text:p text:style-name="P58">'bed amod down', '<text:span text:style-name="T19">sailor</text:span> poss down', 'adpmod at physician adpobj up', '<text:span text:style-name="T19">vincent</text:span> poss down', 'adpmod a facility adpobj up', 'hospital dep up', 'priory conj up', 'undergo rcmod down', 'breach compmod down', 'adpmod at <text:span text:style-name="T19">pronounce</text:span> adpobj up', 'recover partmod down', '<text:span text:style-name="T19">guy</text:span> poss down', 'adpmod at nurse adpobj up', 'adpmod at doctor adpobj up', 'adpmod to rush adpobj up', 'accommodate nsubj up', 'adpmod with bed adpobj down', 'teaching amod down', 'adpmod at <text:span text:style-name="T19">resident</text:span> adpobj up', '<text:span text:style-name="T19">anthony</text:span> poss down'</text:p>
          </table:table-cell>
        </table:table-row>
      </table:table>
      <text:p text:style-name="P14"/>
      <text:p text:style-name="P14"><text:span text:style-name="T11"><text:tab/>d. hotel </text:span></text:p>
      <text:p text:style-name="P14"/>
      <table:table table:name="Table17" table:style-name="Table17">
        <table:table-column table:style-name="Table17.A" table:number-columns-repeated="3"/>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dinner adpobj up', 'rename rcmod down', 'bar poss up', 'plaza compmod down', 'resort conj down'</text:p>
          </table:table-cell>
        </table:table-row>
      </table:table>
      <text:p text:style-name="P14"/>
      <text:p text:style-name="P14"><text:span text:style-name="T11"><text:tab/>e. gun </text:span></text:p>
      <text:p text:style-name="P14"/>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4"/>
      <text:p text:style-name="P14"><text:span text:style-name="T11"><text:tab/>f. bomb</text:span></text:p>
      <text:p text:style-name="P14"/>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ext:soft-page-break/>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14"><text:span text:style-name="T11"><text:s/></text:span></text:p>
      <text:p text:style-name="P14"><text:span text:style-name="T11"><text:tab/>g. horse </text:span></text:p>
      <text:p text:style-name="P14"/>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4"/>
      <text:p text:style-name="P14"><text:span text:style-name="T11"><text:tab/>h. fox </text:span></text:p>
      <text:p text:style-name="P14"/>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4"/>
      <text:p text:style-name="P14"><text:span text:style-name="T11"><text:tab/>i. table </text:span></text:p>
      <text:p text:style-name="P14"/>
      <table:table table:name="Table22" table:style-name="Table22">
        <table:table-column table:style-name="Table22.A" table:number-columns-repeated="3"/>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19">for</text:span>', '<text:span text:style-name="T19">with</text:span>', 'periodic', 'picnic', 'tennis', '<text:span text:style-name="T19">below</text:span>', 'html', 'gospel', 'marking', 'heading', '<text:span text:style-name="T19">besides</text:span>', 'slice', '<text:span text:style-name="T19">subscription</text:span>', 'row', 'summarize', 'column', 'pdf', 'width', 'header', 'excel'</text:p>
          </table:table-cell>
          <table:table-cell table:style-name="Table22.A2" office:value-type="string">
            <text:p text:style-name="P68">'periodic', 'picnic', 'tennis', '<text:span text:style-name="T19">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19">contain</text:span> appos up', 'adpmod below show adpobj down', 'adpmod below list adpobj down', 'periodic compmod down', '<text:span text:style-name="T19">following</text:span> compmod down', 'align dobj up', 'adpmod in row adpobj up', 'tennis compmod up', 'table conj up', 'picnic amod down', 'adpmod of column adpobj up', 'format amod down', 'column compmod down', 'below compmod up', 'picnic compmod down', 'salt compmod up', 'adpmod in column adpobj up', '<text:span text:style-name="T19">aggregate</text:span> compmod down', 'periodic amod down'</text:p>
          </table:table-cell>
        </table:table-row>
      </table:table>
      <text:p text:style-name="P14"/>
      <text:p text:style-name="P16">Note: Here too we can see table has several meanings. i.e Picnic (furniture), Periodic table, diagram (rows\columns).</text:p>
      <text:p text:style-name="P16">Note2: Several IN words have found their way past the closed pos group <text:span text:style-name="T32">filter</text:span>: <text:span text:style-name="T1">for</text:span>, <text:span text:style-name="T1">with</text:span>.. I don’t know how.</text:p>
      <text:p text:style-name="P14"/>
      <text:p text:style-name="P14"><text:span text:style-name="T11"><text:tab/>j. bowl </text:span></text:p>
      <text:p text:style-name="P14"/>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text:soft-page-break/>down'</text:p>
          </table:table-cell>
        </table:table-row>
      </table:table>
      <text:p text:style-name="P14"/>
      <text:p text:style-name="P14"><text:span text:style-name="T11"><text:tab/>k. guitar </text:span></text:p>
      <text:p text:style-name="P14"/>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4"/>
      <text:p text:style-name="P14"><text:span text:style-name="T11"><text:tab/>l. piano </text:span></text:p>
      <text:p text:style-name="P14"/>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0T20:42:11.659544967</dc:date>
    <meta:editing-duration>PT23H38M6S</meta:editing-duration>
    <meta:editing-cycles>134</meta:editing-cycles>
    <meta:generator>LibreOffice/5.1.6.2$Linux_X86_64 LibreOffice_project/10m0$Build-2</meta:generator>
    <meta:document-statistic meta:table-count="25" meta:image-count="0" meta:object-count="0" meta:page-count="6" meta:paragraph-count="245" meta:word-count="3182" meta:character-count="23682" meta:non-whitespace-character-count="20596"/>
  </office:meta>
</office:document-meta>
</file>